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odelHelper.getExpire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ObjectMode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ModelHelper.getContex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Throwabl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Cookie( Map objectModel , String cookieName , int cookie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